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2a6099" loext:opacity="100%" style:font-name="Calibri" fo:language="en" fo:country="US" fo:font-weight="normal" officeooo:rsid="00116c3c" officeooo:paragraph-rsid="00116c3c" style:font-weight-asian="normal" style:font-weight-complex="normal"/>
    </style:style>
    <style:style style:name="P2" style:family="paragraph" style:parent-style-name="Standard">
      <style:text-properties fo:language="en" fo:country="US"/>
    </style:style>
    <style:style style:name="P3" style:family="paragraph" style:parent-style-name="Standard">
      <style:text-properties fo:language="en" fo:country="US" fo:font-weight="bold" officeooo:rsid="00116c3c" officeooo:paragraph-rsid="00116c3c" style:font-weight-asian="bold" style:font-weight-complex="bold"/>
    </style:style>
    <style:style style:name="P4" style:family="paragraph" style:parent-style-name="Text_20_body">
      <style:text-properties fo:language="en" fo:country="US" fo:font-weight="bold" style:font-weight-asian="bold" style:font-weight-complex="bold"/>
    </style:style>
    <style:style style:name="P5" style:family="paragraph" style:parent-style-name="Text_20_body">
      <style:text-properties fo:language="en" fo:country="US" fo:font-weight="bold" officeooo:paragraph-rsid="0016932b" style:font-weight-asian="bold" style:font-weight-complex="bold"/>
    </style:style>
    <style:style style:name="P6" style:family="paragraph" style:parent-style-name="Standard">
      <style:text-properties fo:language="en" fo:country="US" fo:font-weight="bold" officeooo:rsid="00116c3c" officeooo:paragraph-rsid="00116c3c" fo:background-color="#ffff00" style:font-weight-asian="bold" style:font-weight-complex="bold"/>
    </style:style>
    <style:style style:name="P7" style:family="paragraph" style:parent-style-name="Standard">
      <style:text-properties fo:language="en" fo:country="US" fo:font-weight="bold" officeooo:rsid="00116c3c" officeooo:paragraph-rsid="00116c3c" fo:background-color="transparent" style:font-weight-asian="bold" style:font-weight-complex="bold"/>
    </style:style>
    <style:style style:name="P8" style:family="paragraph" style:parent-style-name="Standard">
      <style:text-properties fo:language="en" fo:country="US" fo:font-weight="bold" officeooo:rsid="00116c3c" officeooo:paragraph-rsid="0016932b" fo:background-color="transparent" style:font-weight-asian="bold" style:font-weight-complex="bold"/>
    </style:style>
    <style:style style:name="P9" style:family="paragraph" style:parent-style-name="Standard">
      <style:text-properties fo:language="en" fo:country="US" officeooo:rsid="00116c3c" officeooo:paragraph-rsid="00116c3c"/>
    </style:style>
    <style:style style:name="P10" style:family="paragraph" style:parent-style-name="Standard">
      <style:text-properties fo:language="en" fo:country="US" officeooo:rsid="00116c3c" officeooo:paragraph-rsid="00122048"/>
    </style:style>
    <style:style style:name="P11" style:family="paragraph" style:parent-style-name="Standard">
      <style:text-properties fo:language="en" fo:country="US" fo:font-weight="normal" officeooo:rsid="00116c3c" officeooo:paragraph-rsid="00116c3c" fo:background-color="transparent" style:font-weight-asian="normal" style:font-weight-complex="normal"/>
    </style:style>
    <style:style style:name="P12" style:family="paragraph" style:parent-style-name="Standard">
      <style:text-properties fo:language="en" fo:country="US" fo:font-weight="normal" officeooo:rsid="0019a118" officeooo:paragraph-rsid="0019a118" style:font-weight-asian="normal" style:font-weight-complex="normal"/>
    </style:style>
    <style:style style:name="P13" style:family="paragraph" style:parent-style-name="Standard">
      <style:text-properties fo:language="en" fo:country="US" officeooo:paragraph-rsid="00116c3c"/>
    </style:style>
    <style:style style:name="P14" style:family="paragraph" style:parent-style-name="Standard">
      <style:text-properties fo:language="en" fo:country="US" officeooo:paragraph-rsid="0016932b"/>
    </style:style>
    <style:style style:name="P15" style:family="paragraph" style:parent-style-name="Text_20_body">
      <style:text-properties fo:language="en" fo:country="US"/>
    </style:style>
    <style:style style:name="P16" style:family="paragraph" style:parent-style-name="Standard">
      <style:text-properties fo:language="en" fo:country="US" officeooo:rsid="0019a118" officeooo:paragraph-rsid="0019a118"/>
    </style:style>
    <style:style style:name="P17" style:family="paragraph" style:parent-style-name="Standard">
      <style:paragraph-properties fo:text-align="center" style:justify-single-word="false"/>
      <style:text-properties fo:font-size="20pt" fo:language="en" fo:country="US" fo:font-weight="bold" officeooo:rsid="00116c3c" officeooo:paragraph-rsid="00116c3c" style:font-size-asian="20pt" style:font-weight-asian="bold" style:font-size-complex="20pt" style:font-weight-complex="bold"/>
    </style:style>
    <style:style style:name="P18" style:family="paragraph" style:parent-style-name="Standard">
      <style:text-properties fo:language="en" fo:country="US" fo:font-weight="bold" officeooo:rsid="00116c3c" officeooo:paragraph-rsid="00116c3c" fo:background-color="#ffff00" style:font-weight-asian="bold" style:font-weight-complex="bold"/>
    </style:style>
    <style:style style:name="P19" style:family="paragraph" style:parent-style-name="Standard">
      <style:text-properties fo:language="en" fo:country="US" fo:font-weight="bold" officeooo:rsid="001fbc12" officeooo:paragraph-rsid="001fbc12" fo:background-color="#ffff00" style:font-weight-asian="bold" style:font-weight-complex="bold"/>
    </style:style>
    <style:style style:name="P20" style:family="paragraph" style:parent-style-name="Standard">
      <style:text-properties fo:language="en" fo:country="US" fo:font-weight="bold" officeooo:rsid="0019a118" officeooo:paragraph-rsid="0019a118" style:font-weight-asian="bold" style:font-weight-complex="bold"/>
    </style:style>
    <style:style style:name="P21" style:family="paragraph" style:parent-style-name="Standard">
      <style:text-properties fo:language="en" fo:country="US" fo:font-weight="normal" officeooo:rsid="0019a118" officeooo:paragraph-rsid="0019a118" style:font-weight-asian="normal" style:font-weight-complex="normal"/>
    </style:style>
    <style:style style:name="P22" style:family="paragraph" style:parent-style-name="Standard">
      <style:text-properties fo:language="en" fo:country="US" officeooo:paragraph-rsid="0019a118"/>
    </style:style>
    <style:style style:name="T1" style:family="text">
      <style:text-properties fo:font-weight="bold" officeooo:rsid="00116c3c" fo:background-color="#ffff00" loext:char-shading-value="0" style:font-weight-asian="bold" style:font-weight-complex="bold"/>
    </style:style>
    <style:style style:name="T2" style:family="text">
      <style:text-properties fo:font-weight="bold" officeooo:rsid="001535e1" fo:background-color="#ffff00" loext:char-shading-value="0" style:font-weight-asian="bold" style:font-weight-complex="bold"/>
    </style:style>
    <style:style style:name="T3" style:family="text">
      <style:text-properties officeooo:rsid="00122048"/>
    </style:style>
    <style:style style:name="T4" style:family="text">
      <style:text-properties fo:language="en" fo:country="US" fo:font-weight="normal" officeooo:rsid="0019a118" style:font-weight-asian="normal" style:font-weight-complex="normal"/>
    </style:style>
    <style:style style:name="T5" style:family="text">
      <style:text-properties fo:language="en" fo:country="US" fo:font-weight="normal" officeooo:rsid="001b338d" style:font-weight-asian="normal" style:font-weight-complex="normal"/>
    </style:style>
    <style:style style:name="T6" style:family="text">
      <style:text-properties officeooo:rsid="001b338d"/>
    </style:style>
    <style:style style:name="T7" style:family="text">
      <style:text-properties fo:font-weight="normal" officeooo:rsid="0019a118" style:font-weight-asian="normal" style:font-weight-complex="normal"/>
    </style:style>
    <style:style style:name="T8" style:family="text">
      <style:text-properties fo:font-weight="normal" officeooo:rsid="001b338d" style:font-weight-asian="normal" style:font-weight-complex="normal"/>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Simple ChatBot Program in Qbasic</text:p>
      <text:p text:style-name="P9"/>
      <text:p text:style-name="P3"/>
      <text:p text:style-name="P3">Notes and Development Information</text:p>
      <text:p text:style-name="P9"/>
      <text:p text:style-name="P10">All these notes and sugestion<text:span text:style-name="T3">s</text:span> have been created and <text:span text:style-name="T3">recommended</text:span> by the ChatGPT 3.5 A.I.</text:p>
      <text:p text:style-name="P9"/>
      <text:p text:style-name="P6"/>
      <text:p text:style-name="P11">======================================================================</text:p>
      <text:p text:style-name="P11"/>
      <text:p text:style-name="P13"><text:span text:style-name="T2">INITIAL</text:span><text:span text:style-name="T1"> CODE</text:span></text:p>
      <text:p text:style-name="P7"/>
      <text:p text:style-name="P7">Here's a basic structure you can use to get started: </text:p>
      <text:p text:style-name="P9"/>
      <text:p text:style-name="P1">DO</text:p>
      <text:p text:style-name="P1"><text:s text:c="2"/></text:p>
      <text:p text:style-name="P1"><text:tab/>INPUT "What would you like to say? ", user_input$</text:p>
      <text:p text:style-name="P1"><text:s text:c="2"/><text:tab/></text:p>
      <text:p text:style-name="P1"><text:tab/>SELECT CASE UCASE$(user_input$)</text:p>
      <text:p text:style-name="P1"><text:s text:c="4"/><text:tab/><text:tab/></text:p>
      <text:p text:style-name="P1"><text:tab/><text:tab/>CASE "HELLO", "HI", "HEY"</text:p>
      <text:p text:style-name="P1"><text:s text:c="6"/><text:tab/><text:tab/><text:tab/>PRINT "Hi there!"</text:p>
      <text:p text:style-name="P1"><text:s text:c="4"/><text:tab/></text:p>
      <text:p text:style-name="P1"><text:tab/><text:tab/>CASE "WHAT IS YOUR NAME?", "WHO ARE YOU?"</text:p>
      <text:p text:style-name="P1"><text:s text:c="6"/><text:tab/><text:tab/><text:tab/></text:p>
      <text:p text:style-name="P1"><text:tab/><text:tab/><text:tab/>PRINT "My name is Chatbot. Nice to meet you!"</text:p>
      <text:p text:style-name="P1"><text:s text:c="4"/></text:p>
      <text:p text:style-name="P1"><text:tab/><text:tab/>CASE "WHAT TIME IS IT?", "WHAT'S THE TIME?"</text:p>
      <text:p text:style-name="P1"><text:s text:c="6"/></text:p>
      <text:p text:style-name="P1"><text:tab/><text:tab/><text:tab/>PRINT "The time is " + TIME$</text:p>
      <text:p text:style-name="P1"><text:s text:c="4"/></text:p>
      <text:p text:style-name="P1"><text:tab/>CASE ELSE</text:p>
      <text:p text:style-name="P1"><text:s text:c="6"/><text:tab/><text:tab/></text:p>
      <text:p text:style-name="P1"><text:tab/><text:tab/><text:tab/>PRINT "I'm sorry, I don't understand. Please, try asking a different question.” </text:p>
      <text:p text:style-name="P1"><text:tab/></text:p>
      <text:p text:style-name="P1"><text:tab/>END SELECT</text:p>
      <text:p text:style-name="P1"/>
      <text:p text:style-name="P1">LOOP</text:p>
      <text:p text:style-name="P9"/>
      <text:p text:style-name="P11">======================================================================</text:p>
      <text:p text:style-name="P2"/>
      <text:p text:style-name="P15">This is a very basic program that listens to the user's input, and responds with a pre-defined set of answers based on what the user says.</text:p>
      <text:p text:style-name="P15">To run this program, you can copy and paste the code into a QBASIC editor, save the file with a .BAS extension, and then run the program from the editor.</text:p>
      <text:p text:style-name="P15">Feel free to modify and expand the program as needed to make it more complex and interactive!</text:p>
      <text:p text:style-name="P4"/>
      <text:p text:style-name="P11"><text:soft-page-break/>======================================================================</text:p>
      <text:p text:style-name="P11"/>
      <text:p text:style-name="P6">FLOWCHART</text:p>
      <text:p text:style-name="P8"/>
      <text:p text:style-name="P5">Here's a flowchart that illustrates the algorithm for the simple chatbot program in QBASIC: </text:p>
      <text:p text:style-name="P14"/>
      <text:p text:style-name="P2"><text:s text:c="3"/>+-----------------+</text:p>
      <text:p text:style-name="P2"><text:s text:c="3"/>| Start Program |</text:p>
      <text:p text:style-name="P2"><text:s text:c="3"/>+-----------------+</text:p>
      <text:p text:style-name="P2"><text:s text:c="12"/>|</text:p>
      <text:p text:style-name="P2"><text:s text:c="12"/>v</text:p>
      <text:p text:style-name="P2"><text:s text:c="3"/>+------------------+</text:p>
      <text:p text:style-name="P2"><text:s text:c="3"/>|Get User's Input|</text:p>
      <text:p text:style-name="P2"><text:s text:c="3"/>+------------------+</text:p>
      <text:p text:style-name="P2"><text:s text:c="12"/>|</text:p>
      <text:p text:style-name="P2"><text:s text:c="12"/>v</text:p>
      <text:p text:style-name="P2"><text:s text:c="3"/>+----------------------+</text:p>
      <text:p text:style-name="P2"><text:s text:c="3"/>|Check User's Input |</text:p>
      <text:p text:style-name="P2"><text:s text:c="3"/>+----------------------+</text:p>
      <text:p text:style-name="P2"><text:s text:c="12"/>|</text:p>
      <text:p text:style-name="P2"><text:s text:c="12"/>v</text:p>
      <text:p text:style-name="P2"><text:s text:c="3"/>+--------------------------+</text:p>
      <text:p text:style-name="P2"><text:s text:c="3"/>|Respond to User Input |</text:p>
      <text:p text:style-name="P2"><text:s text:c="3"/>+--------------------------+</text:p>
      <text:p text:style-name="P2"><text:s text:c="12"/>|</text:p>
      <text:p text:style-name="P2"><text:s text:c="12"/>v</text:p>
      <text:p text:style-name="P2"><text:s text:c="3"/>+----------------+</text:p>
      <text:p text:style-name="P2"><text:s text:c="3"/>|Loop to Start <text:s text:c="2"/>|</text:p>
      <text:p text:style-name="P2"><text:s text:c="3"/>+----------------+</text:p>
      <text:p text:style-name="P2"><text:s text:c="12"/>|</text:p>
      <text:p text:style-name="P2"><text:s text:c="12"/>v</text:p>
      <text:p text:style-name="P2"><text:s text:c="3"/>+----------------+</text:p>
      <text:p text:style-name="P13"><text:s text:c="3"/>| End Program |</text:p>
      <text:p text:style-name="P13"><text:s text:c="3"/>+----------------+</text:p>
      <text:p text:style-name="P11"/>
      <text:p text:style-name="P11"/>
      <text:p text:style-name="P11">====================================================================</text:p>
      <text:p text:style-name="P4"/>
      <text:p text:style-name="P2">The flowchart shows the basic structure of the program. It starts by getting input from the user, then checks the input against a set of pre-defined responses. If the input matches one of the pre-defined responses, the program outputs the appropriate response. If the input does not match any of the pre-defined responses, the program outputs a message indicating that it does not understand the input. The program then loops back to the beginning to await the next user input.</text:p>
      <text:p text:style-name="P2"/>
      <text:p text:style-name="P2"/>
      <text:p text:style-name="P16">=======================================================================</text:p>
      <text:p text:style-name="P16"/>
      <text:p text:style-name="P20">IDEAS FOR LATER DEVELOPMENT<text:line-break/></text:p>
      <text:p text:style-name="P12"/>
      <text:p text:style-name="P12"/>
      <text:p text:style-name="P19"><text:soft-page-break/>Tagged Notes</text:p>
      <text:p text:style-name="P12"/>
      <text:p text:style-name="P12">- Continue working with TAG NOTES. The user is able to store TAGGED notes, choosing a specific tag and storing them on it. That way organizing the notes will be much better and efficient.</text:p>
      <text:p text:style-name="P22"><text:span text:style-name="T7"/></text:p>
      <text:p text:style-name="P22"><text:span text:style-name="T7">- </text:span><text:span text:style-name="T8">TAG NOTES: </text:span>In the "ADD" case, it sets the TagName(TagNumber) and TagNote(TagNumber) based on user input. However, it doesn't check if the TagName(TagNumber) already exists. You should add validation to prevent overwriting existing tags. <text:span text:style-name="T6">I</text:span>t's advisable to handle possible edge cases like empty user inputs or invalid commands gracefully. <text:span text:style-name="T6">ADD VALIDATION.</text:span></text:p>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3T14:39:10.993000000</meta:creation-date>
    <dc:date>2023-07-25T01:13:00.418000000</dc:date>
    <meta:editing-duration>PT17M27S</meta:editing-duration>
    <meta:editing-cycles>12</meta:editing-cycles>
    <meta:generator>LibreOffice/7.4.2.3$Windows_X86_64 LibreOffice_project/382eef1f22670f7f4118c8c2dd222ec7ad009daf</meta:generator>
    <meta:document-statistic meta:table-count="0" meta:image-count="0" meta:object-count="0" meta:page-count="3" meta:paragraph-count="71" meta:word-count="428" meta:character-count="3121" meta:non-whitespace-character-count="2510"/>
  </office:meta>
</office:document-meta>
</file>